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 fo:margin-top="0in" fo:margin-bottom="0in"/>
    </style:style>
    <style:style style:name="P2" style:parent-style-name="Normaali" style:family="paragraph">
      <style:paragraph-properties fo:margin-top="0in" fo:margin-bottom="0in"/>
    </style:style>
    <style:style style:name="P3" style:parent-style-name="Normaali" style:family="paragraph">
      <style:paragraph-properties fo:margin-top="0in" fo:margin-bottom="0in"/>
    </style:style>
    <style:style style:name="P4" style:parent-style-name="Normaali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ali" style:family="paragraph">
      <style:paragraph-properties fo:margin-top="0in" fo:margin-bottom="0in"/>
    </style:style>
    <style:style style:name="P6" style:parent-style-name="Normaali" style:family="paragraph">
      <style:paragraph-properties fo:margin-top="0in" fo:margin-bottom="0in"/>
    </style:style>
    <style:style style:name="P7" style:parent-style-name="Normaali" style:family="paragraph">
      <style:paragraph-properties fo:margin-top="0in" fo:margin-bottom="0in"/>
    </style:style>
    <style:style style:name="P8" style:parent-style-name="Normaali" style:family="paragraph">
      <style:paragraph-properties fo:margin-top="0in" fo:margin-bottom="0in"/>
    </style:style>
    <style:style style:name="P9" style:parent-style-name="Normaali" style:family="paragraph">
      <style:paragraph-properties fo:margin-top="0in" fo:margin-bottom="0in"/>
      <style:text-properties fo:font-weight="bold" style:font-weight-asian="bold" style:font-weight-complex="bold"/>
    </style:style>
    <style:style style:name="P10" style:parent-style-name="Normaali" style:family="paragraph">
      <style:paragraph-properties fo:margin-top="0in" fo:margin-bottom="0in"/>
    </style:style>
    <style:style style:name="P11" style:parent-style-name="Normaali" style:family="paragraph">
      <style:paragraph-properties fo:margin-top="0in" fo:margin-bottom="0in"/>
    </style:style>
    <style:style style:name="P12" style:parent-style-name="Normaali" style:family="paragraph">
      <style:paragraph-properties fo:margin-top="0in" fo:margin-bottom="0in"/>
    </style:style>
    <style:style style:name="P13" style:parent-style-name="Normaali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ali" style:family="paragraph">
      <style:paragraph-properties fo:margin-top="0in" fo:margin-bottom="0in"/>
    </style:style>
    <style:style style:name="P15" style:parent-style-name="Normaali" style:family="paragraph">
      <style:paragraph-properties fo:margin-top="0in" fo:margin-bottom="0in"/>
    </style:style>
    <style:style style:name="P16" style:parent-style-name="Normaali" style:family="paragraph">
      <style:paragraph-properties fo:margin-top="0in" fo:margin-bottom="0in"/>
    </style:style>
  </office:automatic-styles>
  <office:body>
    <office:text text:use-soft-page-breaks="true">
      <text:p text:style-name="P1">FSD3524 Sinuiksi-palvelun kysymykset ja asiantuntijavastaukset 2014-2015. Aineistoon ja sen tekijöihin tulee viitata asianmukaisesti kaikissa julkaisuissa ja esityksissä, joissa aineistoa käytetään. Tietoarkiston antaman<text:s/>malliviittaustiedon voi merkitä lähdeluetteloon sellaisenaan tai sitä voi muokata julkaisun käytäntöjen mukaisesti.</text:p>
      <text:p text:style-name="P2"/>
      <text:p text:style-name="P3"/>
      <text:p text:style-name="P4">Olen transexsual</text:p>
      <text:p text:style-name="P5"/>
      <text:p text:style-name="P6">08 loka 2015</text:p>
      <text:p text:style-name="P7"/>
      <text:p text:style-name="P8">Haluaisin neuvoa siihen miten saan naishormoneja. Olen 40 v nainen miehen kehossa. Olen käyttänyt naisten<text:s/>vaatteita 15-vuotiaasta asti. Nyt haluan elää naisena. Kun olin yhteydessä terveyskeskukseen, niin he käskivät mennä yksityisen lääkärin vastaanotolle jotta saisin lähetteen transtutkimuksiin. Nyt en tiedä mihin ottaisin yhteyttä.</text:p>
      <text:p text:style-name="P9"/>
      <text:p text:style-name="P10">[Nimimerkki poistettu]</text:p>
      <text:p text:style-name="P11"/>
      <text:p text:style-name="P12"/>
      <text:p text:style-name="P13">Vastaus</text:p>
      <text:p text:style-name="P14"/>
      <text:p text:style-name="P15">Hei</text:p>
      <text:p text:style-name="P16"><text:line-break/>Olet 15 –vuotiaasta asti käyttänyt naisten vaatteita. Koet olevasi nainen miehen kehossa ja haluat saada hormonihoitoa saadaksesi siitä itsellesi tukea.<text:s/><text:line-break/><text:line-break/>Hormonihoidon aloittaminen osana sukupuolen korjausprosessia vaatii todellakin sukupuoli-identiteetin tutkimuksia, eli niin sanottoja transtutkimuksia. Niitä tehdään Helsingin yliopistollisen keskussairaalan Sukupuoli-identiteetin tutkimispoliklinikalla (ks: http://www.hus.fi/sairaanhoito/sairaalat/meilahden-psykiatriset-poliklinikat/Sivut/Sukupuoli-identiteetin-tutkimuspoliklinikka.aspx) ja Tampereen yliopistollisen keskussairaalan Trans-poliklinikalla (ks: http://www.pshp.fi/default.aspx?contentid=173&amp;contentlan=1).<text:line-break/><text:line-break/>Näihin tutkimuksiin myös terveyskeskuslääkärin tulisi ohjata asiakkaat, jotka sitä<text:s/>pyytävät. Lääkäreiltä kuitenkin puuttuu tieto tästä menettelytavasta. Siksi Transek ry on laatinut tulostettavat ohjeet, joiden kanssa voit mennä joko terveyskeskuslääkärille tai yksityisen lääkäriaseman yleislääkärille. Ne löytyvät osoitteesta: http://trasek.fi/perustietoa/sukupuolenkorjaus/ohje-laakarille/. Sivulta http://trasek.fi/perustietoa/sukupuolenkorjaus/ löydät tarkempaa tietoa siitä mistä sukupuolenkorjausprosessissa on kyse.<text:s/><text:line-break/><text:line-break/>Toivottavasti näillä ohjeilla pääset eteenpäin. Sinulla on oikeus päästä tutkimuksiin, jossa selvitetään sinun sukupuoli-identiteettisi ja se onko sinulla mahdollisesti joitakin tekijöitä, jotka estäisivät esimerkiksi hormonihoidon aloittamisen. Tutkimukset kestävät noin puoli vuotta. Ne tehdään polikliinisesti, eli sinulle<text:s/>varataan aikoja ko klinikan vastaanotolle, missä sitten tapaat sairaanhoitajia, lääkäreitä ja psykologeja.<text:s/><text:line-break/><text:line-break/>Toivottavasti pääset näillä ohjeilla eteenpäin!<text:line-break/><text:line-break/>Jussi Nissin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905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Standard" style:default-outline-level="1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i" style:country-asian="FI" fo:hyphenate="false"/>
    </style:style>
    <style:style style:name="Otsikko2" style:display-name="Otsikko 2" style:family="paragraph" style:parent-style-name="Standard" style:default-outline-level="2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i" style:country-asian="FI" fo:hyphenate="false"/>
    </style:style>
    <style:style style:name="Normaali" style:display-name="Normaali" style:family="paragraph">
      <style:paragraph-properties fo:widows="2" fo:orphans="2"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Kappaleenoletusfontti" style:display-name="Kappaleen oletusfontti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uettelo" style:display-name="Luettelo" style:family="paragraph" style:parent-style-name="Textbody">
      <style:text-properties style:font-name-complex="Lucida Sans" fo:font-size="12pt" style:font-size-asian="12pt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NormaaliWWW" style:display-name="Normaali (WWW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Heading1Char" style:display-name="Heading 1 Char" style:family="text" style:parent-style-name="Kappaleenoletusfontti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i" style:country-asian="FI"/>
    </style:style>
    <style:style style:name="Heading2Char" style:display-name="Heading 2 Char" style:family="text" style:parent-style-name="Kappaleenoletusfontti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i" style:country-asian="FI"/>
    </style:style>
    <style:style style:name="day" style:display-name="day" style:family="text" style:parent-style-name="Kappaleenoletusfontti"/>
    <style:style style:name="month" style:display-name="month" style:family="text" style:parent-style-name="Kappaleenoletusfontti"/>
    <style:style style:name="year" style:display-name="year" style:family="text" style:parent-style-name="Kappaleenoletusfontti"/>
    <style:style style:name="Voimakas" style:display-name="Voimakas" style:family="text" style:parent-style-name="Kappaleenoletusfontti">
      <style:text-properties fo:font-weight="bold" style:font-weight-asian="bold" style:font-weight-complex="bold"/>
    </style:style>
    <style:style style:name="Korostus" style:display-name="Korostus" style:family="text" style:parent-style-name="Kappaleenoletusfontti">
      <style:text-properties fo:font-style="italic" style:font-style-asian="italic" style:font-style-complex="italic"/>
    </style:style>
    <style:style style:name="Ylätunniste" style:display-name="Ylätunniste" style:family="paragraph" style:parent-style-name="Normaali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YlätunnisteChar" style:display-name="Ylätunniste Char" style:family="text" style:parent-style-name="Kappaleenoletusfontti"/>
    <style:style style:name="Alatunniste" style:display-name="Alatunniste" style:family="paragraph" style:parent-style-name="Normaali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AlatunnisteChar" style:display-name="Alatunniste Char" style:family="text" style:parent-style-name="Kappaleenoletusfontti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/>
    <meta:creation-date>2023-01-16T12:29:00Z</meta:creation-date>
    <dc:date>2023-01-16T12:29:00Z</dc:date>
    <meta:template xlink:href="Normal.dotm" xlink:type="simple"/>
    <meta:editing-cycles>1</meta:editing-cycles>
    <meta:editing-duration>PT0S</meta:editing-duration>
    <meta:document-statistic meta:page-count="1" meta:paragraph-count="4" meta:word-count="269" meta:character-count="2449" meta:row-count="18" meta:non-whitespace-character-count="2184"/>
  </office:meta>
</office:document-meta>
</file>